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Bảng1" style:family="table">
      <style:table-properties style:width="17cm" table:align="margins"/>
    </style:style>
    <style:style style:name="Bảng1.A" style:family="table-column">
      <style:table-column-properties style:column-width="17cm" style:rel-column-width="65535*"/>
    </style:style>
    <style:style style:name="Bảng1.A1" style:family="table-cell">
      <style:table-cell-properties fo:padding="0.097cm" fo:border="0.5pt solid #000000"/>
    </style:style>
    <style:style style:name="Bảng2" style:family="table">
      <style:table-properties style:width="17cm" table:align="margins"/>
    </style:style>
    <style:style style:name="Bảng2.A" style:family="table-column">
      <style:table-column-properties style:column-width="17cm" style:rel-column-width="65535*"/>
    </style:style>
    <style:style style:name="Bảng2.A1" style:family="table-cell">
      <style:table-cell-properties fo:padding="0.097cm" fo:border="0.5pt solid #000000"/>
    </style:style>
    <style:style style:name="Bảng3" style:family="table">
      <style:table-properties style:width="17cm" table:align="margins"/>
    </style:style>
    <style:style style:name="Bảng3.A" style:family="table-column">
      <style:table-column-properties style:column-width="17cm" style:rel-column-width="65535*"/>
    </style:style>
    <style:style style:name="Bảng3.A1" style:family="table-cell">
      <style:table-cell-properties fo:padding="0.097cm" fo:border="0.5pt solid #000000"/>
    </style:style>
    <style:style style:name="Bảng4" style:family="table">
      <style:table-properties style:width="17cm" table:align="margins"/>
    </style:style>
    <style:style style:name="Bảng4.A" style:family="table-column">
      <style:table-column-properties style:column-width="17cm" style:rel-column-width="65535*"/>
    </style:style>
    <style:style style:name="Bảng4.A1" style:family="table-cell">
      <style:table-cell-properties fo:padding="0.097cm" fo:border="0.5pt solid #000000"/>
    </style:style>
    <style:style style:name="Bảng5" style:family="table">
      <style:table-properties style:width="17cm" table:align="margins"/>
    </style:style>
    <style:style style:name="Bảng5.A" style:family="table-column">
      <style:table-column-properties style:column-width="17cm" style:rel-column-width="65535*"/>
    </style:style>
    <style:style style:name="Bảng5.A1" style:family="table-cell">
      <style:table-cell-properties fo:padding="0.097cm" fo:border="0.5pt solid #000000"/>
    </style:style>
    <style:style style:name="P1" style:family="paragraph" style:parent-style-name="Standard">
      <style:text-properties officeooo:paragraph-rsid="0011c709"/>
    </style:style>
    <style:style style:name="P2" style:family="paragraph" style:parent-style-name="Standard">
      <style:paragraph-properties fo:break-before="page"/>
      <style:text-properties fo:font-weight="bold" officeooo:paragraph-rsid="0011c709" style:font-weight-asian="bold" style:font-weight-complex="bold"/>
    </style:style>
    <style:style style:name="P3" style:family="paragraph" style:parent-style-name="Standard">
      <style:text-properties fo:font-weight="bold" officeooo:paragraph-rsid="0011c709" style:font-weight-asian="bold" style:font-weight-complex="bold"/>
    </style:style>
    <style:style style:name="P4" style:family="paragraph" style:parent-style-name="Standard">
      <style:text-properties fo:font-weight="normal" officeooo:paragraph-rsid="0011c709" style:font-weight-asian="normal" style:font-weight-complex="normal"/>
    </style:style>
    <style:style style:name="P5" style:family="paragraph" style:parent-style-name="Standard">
      <style:text-properties officeooo:paragraph-rsid="00167e92"/>
    </style:style>
    <style:style style:name="P6" style:family="paragraph" style:parent-style-name="Standard">
      <style:text-properties fo:font-weight="bold" officeooo:paragraph-rsid="0011c709" style:font-weight-asian="bold" style:font-weight-complex="bold"/>
    </style:style>
    <style:style style:name="P7" style:family="paragraph" style:parent-style-name="Standard">
      <style:paragraph-properties fo:break-before="page"/>
      <style:text-properties fo:font-weight="bold" officeooo:paragraph-rsid="0011c709" style:font-weight-asian="bold" style:font-weight-complex="bold"/>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text-properties fo:font-weight="normal" officeooo:paragraph-rsid="0011c709" style:font-weight-asian="normal" style:font-weight-complex="normal"/>
    </style:style>
    <style:style style:name="P10" style:family="paragraph" style:parent-style-name="Standard">
      <style:text-properties fo:font-style="italic" fo:font-weight="normal" officeooo:paragraph-rsid="0011c709" style:font-style-asian="italic" style:font-weight-asian="normal" style:font-style-complex="italic" style:font-weight-complex="normal"/>
    </style:style>
    <style:style style:name="P11" style:family="paragraph" style:parent-style-name="Standard">
      <style:text-properties fo:font-style="normal" fo:font-weight="normal" officeooo:paragraph-rsid="0011c709"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a8804" style:font-style-asian="italic" style:font-style-complex="italic"/>
    </style:style>
    <style:style style:name="T5" style:family="text">
      <style:text-properties officeooo:rsid="001a8804"/>
    </style:style>
    <style:style style:name="T6" style:family="text">
      <style:text-properties officeooo:rsid="001b52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ìm hiểu về Docker</text:p>
      <text:p text:style-name="P2">Docker Engine</text:p>
      <text:p text:style-name="P3"/>
      <text:p text:style-name="P4">Docker Engine là trái tim của hệ thống Docker, nơi xử lý nhiệm vụ tạo, chạy và quản lý các container. Docker Engine hoạt động theo mô hình client-server và bao gồm ba thành phần chính: Docker Daemon, Docker Client, và Docker REST API. Dưới đây là chi tiết về từng thành phần:</text:p>
      <text:p text:style-name="P4"/>
      <text:p text:style-name="P4">1. **Docker Daemon (dockerd)**:</text:p>
      <text:p text:style-name="P4"/>
      <text:p text:style-name="P4"><text:s text:c="3"/>- **Chức năng**: Docker Daemon là một quá trình server chạy liên tục trên máy chủ. Nó là thành phần xử lý các nhiệm vụ nặng như xây dựng, chạy và phân phối các container. Daemon cũng quản lý tình trạng của các container, hình ảnh, mạng lưới và các khối lượng lưu trữ.</text:p>
      <text:p text:style-name="P4"><text:s text:c="3"/>- **Giao tiếp**: Daemon giao tiếp với các client thông qua Docker API.</text:p>
      <text:p text:style-name="P4"/>
      <text:p text:style-name="P4">2. **Docker Client (docker)**:</text:p>
      <text:p text:style-name="P4"/>
      <text:p text:style-name="P4"><text:s text:c="3"/>- **Chức năng**: Docker Client là công cụ chính mà người dùng sử dụng để tương tác với Docker. Người dùng gửi các lệnh Docker như `docker run`, `docker build`, hoặc `docker images` thông qua client, và client sẽ gửi các lệnh này tới Daemon thông qua REST API.</text:p>
      <text:p text:style-name="P4"><text:s text:c="3"/></text:p>
      <text:p text:style-name="P4">3. **Docker REST API**:</text:p>
      <text:p text:style-name="P4"/>
      <text:p text:style-name="P4"><text:s text:c="3"/>- **Chức năng**: API cung cấp một giao diện lập trình cho phép các ứng dụng, bao gồm cả Docker Client, giao tiếp với Docker Daemon. Nó định nghĩa một tập hợp các quy tắc mà Docker Client và Daemon sử dụng để giao tiếp qua HTTP.</text:p>
      <text:p text:style-name="P2">Docker Image</text:p>
      <text:p text:style-name="P3"/>
      <text:p text:style-name="P3">I. Giới thiệu chung</text:p>
      <text:p text:style-name="P3"/>
      <text:p text:style-name="P1"><text:span text:style-name="T2">Docker Image giống như một bản mẫu để tạo nên container. </text:span>Một Docker image chứa tất cả mã nguồn, thư viện, phụ thuộc, công cụ và các tệp khác cần thiết để một ứng dụng hoạt động trong một môi trường Docker. Dưới đây là những chi tiết quan trọng về Docker Image:</text:p>
      <text:p text:style-name="P1"/>
      <text:p text:style-name="P1">1. Layered Filesystem: Docker Image được xây dựng theo cấu trúc phân tầng. Mỗi tầng của Image sẽ được định nghĩa trong Dokerfile, tầng sau sẽ nằm ngoài tầng trước.</text:p>
      <text:p text:style-name="P1"/>
      <text:p text:style-name="P1">2. <text:span text:style-name="Strong_20_Emphasis"><text:span text:style-name="T2">Immutability: Mỗi tầng trong Docker Image là chỉ đọc (read-only). Điều này có nghĩa một khi Image được khởi tạo, nó không thể được thay đổi.</text:span></text:span></text:p>
      <text:p text:style-name="P1"><text:span text:style-name="Strong_20_Emphasis"><text:span text:style-name="T2"/></text:span></text:p>
      <text:p text:style-name="P1"><text:span text:style-name="Strong_20_Emphasis"><text:span text:style-name="T2">3. Dockerfile: Các tầng của Image được định nghĩa trong Dockerfile.</text:span></text:span></text:p>
      <text:p text:style-name="P1"><text:span text:style-name="Strong_20_Emphasis"><text:span text:style-name="T2"/></text:span></text:p>
      <text:p text:style-name="P1"><text:span text:style-name="Strong_20_Emphasis"><text:span text:style-name="T2">4. Khởi tạo và lưu trữ: Docker Image được khởi tạo bằng lệnh “docker build”. Docker Deamon sẽ đọc Dockerfile và build từng tầng của Image. Docker Image được lưu trữ và chia sẻ qua Docker Registry và Docker Hub.</text:span></text:span></text:p>
      <text:p text:style-name="P1"><text:span text:style-name="Strong_20_Emphasis"><text:span text:style-name="T2"/></text:span></text:p>
      <text:p text:style-name="P1"><text:span text:style-name="Strong_20_Emphasis"><text:span text:style-name="T2">5. Tagging: Mỗi Image có thể được gắn nhiều thẻ để quản lí các phiên bản khác nhau. Một số tag phổ biến như “stable”, “latest”</text:span></text:span></text:p>
      <text:p text:style-name="P1"><text:span text:style-name="Strong_20_Emphasis"><text:span text:style-name="T2"/></text:span></text:p>
      <text:p text:style-name="P1"><text:span text:style-name="Strong_20_Emphasis"><text:span text:style-name="T1">II. Dockerfile</text:span></text:span></text:p>
      <text:p text:style-name="P1"><text:span text:style-name="Strong_20_Emphasis"><text:span text:style-name="T2"/></text:span></text:p>
      <text:p text:style-name="P1"><text:span text:style-name="Strong_20_Emphasis"><text:span text:style-name="T2">Dockerfile chứa thông tin về các layer của Docker Image. Khi khởi tạo một Docker Image, Docker Deamon sẽ đọc Dockerfile và xây từng layer của Docker Image dựa trên đó.</text:span></text:span></text:p>
      <text:p text:style-name="P1"><text:span text:style-name="Strong_20_Emphasis"><text:span text:style-name="T2"/></text:span></text:p>
      <text:p text:style-name="P1"><text:span text:style-name="Strong_20_Emphasis"><text:span text:style-name="T2">Sau đây ta sẽ tìm hiều một số layer cơ bản được định nghĩa trong Dockerfile.</text:span></text:span></text:p>
      <text:p text:style-name="P1"><text:span text:style-name="Strong_20_Emphasis"><text:span text:style-name="T2"/></text:span></text:p>
      <text:p text:style-name="P1"><text:span text:style-name="Strong_20_Emphasis"><text:span text:style-name="T1">1. Base layer (“FROM”):</text:span></text:span></text:p>
      <text:p text:style-name="P1"><text:span text:style-name="Strong_20_Emphasis"><text:span text:style-name="T1"/></text:span></text:p>
      <text:p text:style-name="P1"><text:span text:style-name="Strong_20_Emphasis"><text:span text:style-name="T2">Base layer được định nghĩa đầu tiên trong Dockerfile và bắt đầu bằng “FROM” trong Dockerfile. </text:span></text:span></text:p>
      <text:p text:style-name="P1"><text:span text:style-name="Strong_20_Emphasis"><text:span text:style-name="T2">Base layer là một Docker Image đã có sẵn trên Docker Hub.</text:span></text:span></text:p>
      <text:p text:style-name="P1"><text:span text:style-name="Strong_20_Emphasis"><text:span text:style-name="T2"/></text:span></text:p>
      <text:p text:style-name="P1"><text:span text:style-name="Strong_20_Emphasis"><text:span text:style-name="T2">Một số Base layer phổ biến: các hệ điều hành như “ubuntu:20.04”, ngôn ngữ lập trình như “python:3.8”</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1">2. Configuration layer (“RUN”)</text:span></text:span></text:p>
      <text:p text:style-name="P1"><text:span text:style-name="Strong_20_Emphasis"><text:span text:style-name="T1"/></text:span></text:p>
      <text:p text:style-name="P1"><text:span text:style-name="Strong_20_Emphasis"><text:span text:style-name="T2">Configuration layer bắt đầu bằng “RUN”. Layer này sẽ chaỵ các câu lệnh trong run trong Image, giúp cài đặt các ứng dụng phù hợp. Mỗi lệnh “RUN” sẽ tạo ra một layer mới.</text:span></text:span></text:p>
      <text:p text:style-name="P1"><text:span text:style-name="Strong_20_Emphasis"><text:span text:style-name="T2"/></text:span></text:p>
      <text:p text:style-name="P1"><text:span text:style-name="Strong_20_Emphasis"><text:span text:style-name="T1">3. Enviroment layer (“ENV”)</text:span></text:span></text:p>
      <text:p text:style-name="P1"><text:span text:style-name="Strong_20_Emphasis"><text:span text:style-name="T2"/></text:span></text:p>
      <text:p text:style-name="P1"><text:span text:style-name="Strong_20_Emphasis"><text:span text:style-name="T2">Layer này giúp cài đặt các biến môi trường khi tạo Image.</text:span></text:span></text:p>
      <text:p text:style-name="P1"><text:span text:style-name="Strong_20_Emphasis"><text:span text:style-name="T2"/></text:span></text:p>
      <text:p text:style-name="P1"><text:span text:style-name="Strong_20_Emphasis"><text:span text:style-name="T1">4. Addition Layer (“COPY” hoặc “ADD”)</text:span></text:span></text:p>
      <text:p text:style-name="P1"><text:span text:style-name="Strong_20_Emphasis"><text:span text:style-name="T1"/></text:span></text:p>
      <text:p text:style-name="P1"><text:span text:style-name="Strong_20_Emphasis"><text:span text:style-name="T2">Addition Layer bao gồm việc copy các file trong máy local hoặc tải các file trên mạng về.</text:span></text:span></text:p>
      <text:p text:style-name="P1"><text:span text:style-name="Strong_20_Emphasis"><text:span text:style-name="T2"/></text:span></text:p>
      <text:p text:style-name="P1"><text:soft-page-break/><text:span text:style-name="Strong_20_Emphasis"><text:span text:style-name="T2">“COPY”: copy 1 file trong máy local khi tạo Image</text:span></text:span></text:p>
      <text:p text:style-name="P1"><text:span text:style-name="Strong_20_Emphasis"><text:span text:style-name="T2">“ADD”: Tải các file trên mạng khi tạo Image</text:span></text:span></text:p>
      <text:p text:style-name="P1"><text:span text:style-name="Strong_20_Emphasis"><text:span text:style-name="T2"/></text:span></text:p>
      <text:p text:style-name="P1"><text:span text:style-name="Strong_20_Emphasis"><text:span text:style-name="T1">5. Exposure layer</text:span></text:span></text:p>
      <text:p text:style-name="P1"><text:span text:style-name="Strong_20_Emphasis"><text:span text:style-name="T1"/></text:span></text:p>
      <text:p text:style-name="P5"><text:span text:style-name="Strong_20_Emphasis"><text:span text:style-name="T2">Lệnh </text:span></text:span><text:span text:style-name="Strong_20_Emphasis"><text:span text:style-name="Source_20_Text"><text:span text:style-name="T2">EXPOSE</text:span></text:span></text:span><text:span text:style-name="Strong_20_Emphasis"><text:span text:style-name="T2"> chỉ ra rằng container sẽ lắng nghe trên các cổng nhất định ở runtime. Điều này không phải là một quá trình mở cổng, nhưng là một dạng tài liệu cho người dùng biết về các cổng sẽ được sử dụng. </text:span></text:span></text:p>
      <text:p text:style-name="P5"><text:span text:style-name="Strong_20_Emphasis"><text:span text:style-name="T2"/></text:span></text:p>
      <text:p text:style-name="P5"><text:span text:style-name="Strong_20_Emphasis"><text:span text:style-name="T2">Ví dụ: </text:span></text:span><text:span text:style-name="Strong_20_Emphasis"><text:span text:style-name="Source_20_Text"><text:span text:style-name="T2">EXPOSE 80</text:span></text:span></text:span><text:span text:style-name="Strong_20_Emphasis"><text:span text:style-name="T2"> báo hiệu rằng container sẽ sử dụng cổng 80.</text:span></text:span></text:p>
      <text:p text:style-name="P1"><text:span text:style-name="Strong_20_Emphasis"><text:span text:style-name="T2"/></text:span></text:p>
      <text:p text:style-name="P5"><text:span text:style-name="Strong_20_Emphasis"><text:span text:style-name="T1">6. </text:span></text:span><text:span text:style-name="Strong_20_Emphasis">Command Layer (</text:span><text:span text:style-name="Strong_20_Emphasis"><text:span text:style-name="Source_20_Text">CMD</text:span></text:span><text:span text:style-name="Strong_20_Emphasis"> và </text:span><text:span text:style-name="Strong_20_Emphasis"><text:span text:style-name="Source_20_Text">ENTRYPOINT</text:span></text:span><text:span text:style-name="Strong_20_Emphasis">)</text:span><text:span text:style-name="Strong_20_Emphasis"><text:span text:style-name="T1">:</text:span></text:span></text:p>
      <text:p text:style-name="P5"><text:span text:style-name="Strong_20_Emphasis"><text:span text:style-name="T1"/></text:span></text:p>
      <text:p text:style-name="P5">Các lệnh <text:span text:style-name="Source_20_Text">CMD</text:span> và <text:span text:style-name="Source_20_Text">ENTRYPOINT</text:span> xác định lệnh mặc định hoặc chương trình sẽ được chạy khi container được khởi chạy. <text:span text:style-name="Source_20_Text">CMD</text:span> cung cấp các tham số mặc định cho <text:span text:style-name="Source_20_Text">ENTRYPOINT</text:span>. <text:span text:style-name="Source_20_Text">ENTRYPOINT</text:span> cấu hình container để chạy như một chương trình thực thi. </text:p>
      <text:p text:style-name="P5"/>
      <text:p text:style-name="P5">Ví dụ: <text:span text:style-name="Source_20_Text">CMD ["nginx", "-g", "daemon off;"]</text:span> sẽ chạy Nginx khi container được khởi chạy.</text:p>
      <text:p text:style-name="P1"><text:span text:style-name="Strong_20_Emphasis"><text:span text:style-name="T1"/></text:span></text:p>
      <text:p text:style-name="P1"><text:span text:style-name="Strong_20_Emphasis"><text:span text:style-name="T2"/></text:span></text:p>
      <text:p text:style-name="P1"><text:span text:style-name="Strong_20_Emphasis"><text:span text:style-name="T2">Ví dụ về Dockerfile:</text:span></text:span></text:p>
      <text:p text:style-name="P1"><text:span text:style-name="Strong_20_Emphasis"><text:span text:style-name="T2"/></text:span></text:p>
      <table:table table:name="Bảng1" table:style-name="Bảng1">
        <table:table-column table:style-name="Bảng1.A"/>
        <table:table-row>
          <table:table-cell table:style-name="Bảng1.A1" office:value-type="string">
            <text:p text:style-name="Table_20_Contents"># Base Layer: Using the official Nginx image as the base</text:p>
            <text:p text:style-name="Table_20_Contents">FROM nginx:latest</text:p>
            <text:p text:style-name="Table_20_Contents"/>
            <text:p text:style-name="Table_20_Contents"># Environment Setup Layer: Setting an environment variable</text:p>
            <text:p text:style-name="Table_20_Contents">ENV AUTHOR="Docker Expert"</text:p>
            <text:p text:style-name="Table_20_Contents"/>
            <text:p text:style-name="Table_20_Contents"># Addition Layer: Copying the configuration file and static content into the image</text:p>
            <text:p text:style-name="Table_20_Contents">COPY nginx.conf /etc/nginx/nginx.conf</text:p>
            <text:p text:style-name="Table_20_Contents">COPY static /usr/share/nginx/html</text:p>
            <text:p text:style-name="Table_20_Contents"/>
            <text:p text:style-name="Table_20_Contents"># Exposure Layer: Exposing port 80 for HTTP traffic</text:p>
            <text:p text:style-name="Table_20_Contents">EXPOSE 80</text:p>
            <text:p text:style-name="Table_20_Contents"/>
            <text:p text:style-name="Table_20_Contents"># Command Layer: Defining the command to run Nginx in the foreground</text:p>
            <text:p text:style-name="Table_20_Contents">CMD ["nginx", "-g", "daemon off;"]</text:p>
          </table:table-cell>
        </table:table-row>
      </table:table>
      <text:p text:style-name="P1"><text:span text:style-name="Strong_20_Emphasis"><text:span text:style-name="T2"/></text:span></text:p>
      <text:p text:style-name="P1"><text:span text:style-name="Strong_20_Emphasis"><text:span text:style-name="T2"/></text:span></text:p>
      <table:table table:name="Bảng2" table:style-name="Bảng2">
        <table:table-column table:style-name="Bảng2.A"/>
        <table:table-row>
          <table:table-cell table:style-name="Bảng2.A1" office:value-type="string">
            <text:p text:style-name="Table_20_Contents"># Base Layer</text:p>
            <text:p text:style-name="Table_20_Contents">FROM ubuntu:20.04</text:p>
            <text:p text:style-name="Table_20_Contents"/>
            <text:p text:style-name="Table_20_Contents"># Addition Layer: Download a file from the internet</text:p>
            <text:p text:style-name="Table_20_Contents">ADD https://example.com/sample.tar.gz /var/www/html/</text:p>
            <text:p text:style-name="Table_20_Contents"/>
            <text:p text:style-name="Table_20_Contents"># Install tar if not already installed and unpack the downloaded file</text:p>
            <text:p text:style-name="Table_20_Contents">RUN apt-get update &amp;&amp; apt-get install -y tar &amp;&amp; \</text:p>
            <text:p text:style-name="Table_20_Contents"><text:s text:c="4"/>tar -xzf /var/www/html/sample.tar.gz -C /var/www/html/ &amp;&amp; \</text:p>
            <text:p text:style-name="Table_20_Contents"><text:s text:c="4"/>rm /var/www/html/sample.tar.gz</text:p>
          </table:table-cell>
        </table:table-row>
      </table:table>
      <text:p text:style-name="P1"><text:span text:style-name="Strong_20_Emphasis"><text:span text:style-name="T2"/></text:span></text:p>
      <text:p text:style-name="P3"><text:soft-page-break/>Docker container</text:p>
      <text:p text:style-name="P3"/>
      <text:p text:style-name="P3">I. Giới thiệu chung</text:p>
      <text:p text:style-name="P3"/>
      <text:p text:style-name="P4">Docker Container là triển khai của Docker Image. Nếu coi Docker Image như hướng dẫn làm bánh thì Docker Container chính là chiếc bánh được tạo ra từ Docker Image.</text:p>
      <text:p text:style-name="P4"/>
      <text:p text:style-name="P4">Dưới đây là một số đặc điểm của Docker Container:</text:p>
      <text:p text:style-name="P4"/>
      <text:p text:style-name="P4">1. Docker Container có thể được coi như một phiên bản nhẹ của máy ảo. Mỗi container sẽ hoạt động độc lập với nhau.</text:p>
      <text:p text:style-name="P4"/>
      <text:p text:style-name="P4">2. Docker Container hoạt động trên tầng ứng dụng, khác với máy ảo hoạt động trên tầng vật lí.</text:p>
      <text:p text:style-name="P4"/>
      <text:p text:style-name="P1"><text:span text:style-name="T2">3. Cấu hình mạng: </text:span>Docker cho phép cấu hình mạng nâng cao, bao gồm cài đặt cổng, dùng bridge hoặc overlay networks để kết nối giữa các containers.</text:p>
      <text:p text:style-name="P1"/>
      <text:p text:style-name="P1"/>
      <text:p text:style-name="P3">II. Chạy Docker container</text:p>
      <text:p text:style-name="P3"/>
      <text:p text:style-name="P4">Để khởi tao 1 <text:s/>docker container, ta dùng lệnh <text:span text:style-name="T4">docker run </text:span>trên 1 docker image tương ứng. Ví dụ tạo 1 docker container cho hệ điều hành ubuntu:</text:p>
      <text:p text:style-name="P4"/>
      <text:p text:style-name="P10">docker run -it ubuntu:latest</text:p>
      <text:p text:style-name="P10"/>
      <text:p text:style-name="P11">Khi dùng <text:span text:style-name="T3">docker run, </text:span><text:s/>ta có thể bổ sung thêm 1 số thông số:</text:p>
      <text:p text:style-name="P11"/>
      <text:p text:style-name="P11">-p : chuyển cổng từ container sang máy local</text:p>
      <text:p text:style-name="P11">-net, -ip: network và địa chỉ ip</text:p>
      <text:p text:style-name="P11">-hostname: tên hostname</text:p>
      <text:p text:style-name="P11">-<text:span text:style-name="T5">name: tên container</text:span></text:p>
      <text:p text:style-name="P11"><text:s/></text:p>
      <text:p text:style-name="P4"/>
      <text:p text:style-name="P4"><text:line-break/></text:p>
      <text:p text:style-name="P2">Docker Compose</text:p>
      <text:p text:style-name="P3"/>
      <text:p text:style-name="P3">I. Giới thiệu</text:p>
      <text:p text:style-name="P3"/>
      <text:p text:style-name="P4">Docker compose dùng để quản lí một cụm các container.</text:p>
      <text:p text:style-name="P4"/>
      <text:p text:style-name="P4">File docker-compose.yml có tác dụng giống như docker file, nhưng dùng để build một cụm container.</text:p>
      <text:p text:style-name="P4"/>
      <text:p text:style-name="P4">Ví dụ về 1 file docker-compose.yml:</text:p>
      <text:p text:style-name="P4"/>
      <table:table table:name="Bảng3" table:style-name="Bảng3">
        <table:table-column table:style-name="Bảng3.A"/>
        <table:table-row>
          <table:table-cell table:style-name="Bảng3.A1" office:value-type="string">
            <text:p text:style-name="Table_20_Contents">version : "3"</text:p>
            <text:p text:style-name="Table_20_Contents">services:</text:p>
            <text:p text:style-name="Table_20_Contents"><text:s text:c="2"/>namenode:</text:p>
            <text:p text:style-name="Table_20_Contents"><text:s text:c="4"/>image: lamconan110102/hadoop_node:0.0.2</text:p>
            <text:p text:style-name="Table_20_Contents"><text:s text:c="4"/>container_name: namenode</text:p>
            <text:p text:style-name="Table_20_Contents"><text:s text:c="4"/>hostname: namenode</text:p>
            <text:p text:style-name="Table_20_Contents"><text:s text:c="4"/>ports:</text:p>
            <text:p text:style-name="Table_20_Contents"><text:s text:c="6"/>- 8088:8088 # ui yarn</text:p>
            <text:p text:style-name="Table_20_Contents"><text:s text:c="6"/>- 4040:4040 # ui spark local mode</text:p>
            <text:p text:style-name="Table_20_Contents"><text:s text:c="6"/>- 50070:50070 # ui namenode</text:p>
            <text:p text:style-name="Table_20_Contents"><text:s text:c="6"/>- 8888:8888 # jupyter notebook</text:p>
            <text:p text:style-name="Table_20_Contents"><text:s text:c="4"/>tty: true</text:p>
            <text:p text:style-name="Table_20_Contents"><text:s text:c="4"/>networks:</text:p>
            <text:p text:style-name="Table_20_Contents"><text:s text:c="6"/>hadoop_network:</text:p>
            <text:p text:style-name="Table_20_Contents"><text:s text:c="8"/>ipv4_address: 173.17.1.1</text:p>
            <text:p text:style-name="Table_20_Contents"/>
            <text:p text:style-name="Table_20_Contents"><text:s text:c="2"/>datanode1:</text:p>
            <text:p text:style-name="Table_20_Contents"><text:s text:c="4"/>image: lamconan110102/hadoop_node:0.0.2</text:p>
            <text:p text:style-name="Table_20_Contents"><text:s text:c="4"/>container_name: datanode1</text:p>
            <text:p text:style-name="Table_20_Contents"><text:s text:c="4"/>hostname: datanode1</text:p>
            <text:p text:style-name="Table_20_Contents"><text:s text:c="4"/>tty: true</text:p>
            <text:p text:style-name="Table_20_Contents"><text:s text:c="4"/>networks:</text:p>
            <text:p text:style-name="Table_20_Contents"><text:s text:c="6"/>hadoop_network:</text:p>
            <text:p text:style-name="Table_20_Contents"><text:s text:c="8"/>ipv4_address: 173.17.1.2</text:p>
            <text:p text:style-name="Table_20_Contents"/>
            <text:p text:style-name="Table_20_Contents"><text:s text:c="2"/>datanode2:</text:p>
            <text:p text:style-name="Table_20_Contents"><text:s text:c="4"/>image: lamconan110102/hadoop_node:0.0.2</text:p>
            <text:p text:style-name="Table_20_Contents"><text:s text:c="4"/>container_name: datanode2</text:p>
            <text:p text:style-name="Table_20_Contents"><text:s text:c="4"/>hostname: datanode2</text:p>
            <text:p text:style-name="Table_20_Contents"><text:s text:c="4"/>tty: true</text:p>
            <text:p text:style-name="Table_20_Contents"><text:s text:c="4"/>networks:</text:p>
            <text:p text:style-name="Table_20_Contents"><text:s text:c="6"/>hadoop_network:</text:p>
            <text:p text:style-name="Table_20_Contents"><text:s text:c="8"/>ipv4_address: 173.17.1.3</text:p>
            <text:p text:style-name="Table_20_Contents"/>
            <text:p text:style-name="Table_20_Contents">networks:</text:p>
            <text:p text:style-name="Table_20_Contents"><text:s text:c="2"/>hadoop_network:</text:p>
            <text:p text:style-name="Table_20_Contents"><text:s text:c="4"/>driver: bridge</text:p>
            <text:p text:style-name="Table_20_Contents"><text:s text:c="4"/>ipam:</text:p>
            <text:p text:style-name="Table_20_Contents"><text:s text:c="6"/>driver: default</text:p>
            <text:p text:style-name="Table_20_Contents"><text:s text:c="6"/>config:</text:p>
            <text:p text:style-name="Table_20_Contents"><text:s text:c="8"/>- subnet: 173.17.0.0/16</text:p>
          </table:table-cell>
        </table:table-row>
      </table:table>
      <text:p text:style-name="P3"><text:soft-page-break/>Chạy thử chương trình flask-python bằng Docker</text:p>
      <text:p text:style-name="P3"/>
      <text:p text:style-name="P4">Đoạn mã <text:span text:style-name="T6">(File /app.py):</text:span></text:p>
      <table:table table:name="Bảng5" table:style-name="Bảng5">
        <table:table-column table:style-name="Bảng5.A"/>
        <table:table-row>
          <table:table-cell table:style-name="Bảng5.A1" office:value-type="string">
            <text:p text:style-name="Table_20_Contents">from flask import Flask</text:p>
            <text:p text:style-name="Table_20_Contents"/>
            <text:p text:style-name="Table_20_Contents">app = Flask(__name__)</text:p>
            <text:p text:style-name="Table_20_Contents"/>
            <text:p text:style-name="Table_20_Contents">@app.route('/')</text:p>
            <text:p text:style-name="Table_20_Contents">def home():</text:p>
            <text:p text:style-name="Table_20_Contents"><text:s text:c="4"/>return "Welcome"</text:p>
            <text:p text:style-name="Table_20_Contents"/>
            <text:p text:style-name="Table_20_Contents">@app.route('/ping')</text:p>
            <text:p text:style-name="Table_20_Contents">def ping():</text:p>
            <text:p text:style-name="Table_20_Contents"><text:s text:c="4"/>return "pong"</text:p>
            <text:p text:style-name="Table_20_Contents"/>
            <text:p text:style-name="Table_20_Contents">if __name__ == "__main__":</text:p>
            <text:p text:style-name="Table_20_Contents"><text:s text:c="4"/>app.run(host='0.0.0.0', port=5000)</text:p>
          </table:table-cell>
        </table:table-row>
      </table:table>
      <text:p text:style-name="P4"/>
      <text:p text:style-name="P3"/>
      <text:p text:style-name="P4">Dockerfile:</text:p>
      <text:p text:style-name="P4"/>
      <table:table table:name="Bảng4" table:style-name="Bảng4">
        <table:table-column table:style-name="Bảng4.A"/>
        <table:table-row>
          <table:table-cell table:style-name="Bảng4.A1" office:value-type="string">
            <text:p text:style-name="Table_20_Contents"># Sử dụng hình ảnh cơ bản từ Python 3</text:p>
            <text:p text:style-name="Table_20_Contents">FROM python:3.10-slim</text:p>
            <text:p text:style-name="Table_20_Contents"/>
            <text:p text:style-name="Table_20_Contents"># Thiết lập thư mục làm việc</text:p>
            <text:p text:style-name="Table_20_Contents">WORKDIR /app</text:p>
            <text:p text:style-name="Table_20_Contents"/>
            <text:p text:style-name="Table_20_Contents"># Sao chép ứng dụng vào container</text:p>
            <text:p text:style-name="Table_20_Contents">COPY . /app</text:p>
            <text:p text:style-name="Table_20_Contents"/>
            <text:p text:style-name="Table_20_Contents"># Cài đặt các thư viện cần thiết</text:p>
            <text:p text:style-name="Table_20_Contents">RUN pip install Flask</text:p>
            <text:p text:style-name="Table_20_Contents"/>
            <text:p text:style-name="Table_20_Contents"># Cổng mà container sẽ lắng nghe</text:p>
            <text:p text:style-name="Table_20_Contents">EXPOSE 5000</text:p>
            <text:p text:style-name="Table_20_Contents"/>
            <text:p text:style-name="Table_20_Contents"># Lệnh để chạy ứng dụng Flask</text:p>
            <text:p text:style-name="Table_20_Contents">CMD ["python", "app.py"]</text:p>
          </table:table-cell>
        </table:table-row>
      </table:table>
      <text:p text:style-name="P4"/>
      <text:p text:style-name="P4">Tạo ra Docker image từ Dockerfile:</text:p>
      <text:p text:style-name="P4"/>
      <text:p text:style-name="P10">docker build -t flask-python-app</text:p>
      <text:p text:style-name="P10"/>
      <text:p text:style-name="P11">Tạo 1 container từ Docker image vừa tạo, và chuyển cổng 5000 local sang cổng 5000 của container để xem ứng dụng ta vừa tạo:</text:p>
      <text:p text:style-name="P10"/>
      <text:p text:style-name="P10">docker run -it -p 5000:5000 flask-python-app</text:p>
      <text:p text:style-name="P10"/>
      <text:p text:style-name="P10"/>
      <text:p text:style-name="P11">Bây giờ ta có thể truy cập vào <text:span text:style-name="T3">localhost:5000 và localhost:5000/ping </text:span><text:s/>để xem kết quả.</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20:36:57.620784178</meta:creation-date>
    <dc:date>2024-05-16T14:04:56.702866143</dc:date>
    <meta:editing-duration>PT1H48M24S</meta:editing-duration>
    <meta:editing-cycles>3</meta:editing-cycles>
    <meta:generator>LibreOffice/7.3.7.2$Linux_X86_64 LibreOffice_project/30$Build-2</meta:generator>
    <meta:document-statistic meta:table-count="5" meta:image-count="0" meta:object-count="0" meta:page-count="7" meta:paragraph-count="150" meta:word-count="1325" meta:character-count="7644" meta:non-whitespace-character-count="6257"/>
  </office:meta>
</office:document-meta>
</file>